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text-underline-type="single" style:text-underline-style="solid" style:text-underline-width="auto" style:text-underline-mode="continuous"/>
    </style:style>
    <style:style style:name="P3" style:parent-style-name="Normal" style:family="paragraph">
      <style:text-properties fo:font-weight="bold" style:font-weight-asian="bold" style:text-underline-type="single" style:text-underline-style="solid" style:text-underline-width="auto" style:text-underline-mode="continuous"/>
    </style:style>
    <style:style style:name="P4" style:parent-style-name="ListParagraph" style:list-style-name="LFO2" style:family="paragraph"/>
    <style:style style:name="P5" style:parent-style-name="ListParagraph" style:list-style-name="LFO2" style:family="paragraph"/>
    <style:style style:name="P6" style:parent-style-name="ListParagraph" style:family="paragraph">
      <style:paragraph-properties fo:margin-left="1in">
        <style:tab-stops/>
      </style:paragraph-properties>
    </style:style>
    <style:style style:name="P7" style:parent-style-name="ListParagraph" style:list-style-name="LFO2" style:family="paragraph"/>
    <style:style style:name="P8" style:parent-style-name="ListParagraph" style:family="paragraph">
      <style:paragraph-properties fo:margin-left="1in">
        <style:tab-stops/>
      </style:paragraph-properties>
    </style:style>
    <style:style style:name="P9" style:parent-style-name="ListParagraph" style:list-style-name="LFO2" style:family="paragraph"/>
    <style:style style:name="P10" style:parent-style-name="ListParagraph" style:family="paragraph">
      <style:paragraph-properties fo:margin-left="1in">
        <style:tab-stops/>
      </style:paragraph-properties>
    </style:style>
    <style:style style:name="P11" style:parent-style-name="ListParagraph" style:list-style-name="LFO2" style:family="paragraph"/>
    <style:style style:name="P12" style:parent-style-name="ListParagraph" style:list-style-name="LFO2" style:family="paragraph"/>
    <style:style style:name="P13" style:parent-style-name="ListParagraph" style:list-style-name="LFO2" style:family="paragraph"/>
    <style:style style:name="P14" style:parent-style-name="ListParagraph" style:family="paragraph">
      <style:paragraph-properties fo:margin-left="1in">
        <style:tab-stops/>
      </style:paragraph-properties>
    </style:style>
    <style:style style:name="P15" style:parent-style-name="ListParagraph" style:list-style-name="LFO2" style:family="paragraph"/>
    <style:style style:name="P16" style:parent-style-name="ListParagraph" style:family="paragraph">
      <style:paragraph-properties fo:margin-left="1in">
        <style:tab-stops/>
      </style:paragraph-properties>
    </style:style>
    <style:style style:name="P17" style:parent-style-name="ListParagraph" style:list-style-name="LFO2" style:family="paragraph"/>
    <style:style style:name="P18" style:parent-style-name="ListParagraph" style:family="paragraph">
      <style:paragraph-properties fo:margin-left="1in">
        <style:tab-stops/>
      </style:paragraph-properties>
    </style:style>
    <style:style style:name="P19" style:parent-style-name="Normal" style:family="paragraph">
      <style:text-properties fo:font-weight="bold" style:font-weight-asian="bold" style:text-underline-type="single" style:text-underline-style="solid" style:text-underline-width="auto" style:text-underline-mode="continuous"/>
    </style:style>
    <style:style style:name="P20" style:parent-style-name="Normal" style:family="paragraph">
      <style:text-properties fo:font-weight="bold" style:font-weight-asian="bold" style:text-underline-type="single" style:text-underline-style="solid" style:text-underline-width="auto" style:text-underline-mode="continuous"/>
    </style:style>
    <style:style style:name="P21" style:parent-style-name="Normal" style:family="paragraph">
      <style:text-properties fo:font-weight="bold" style:font-weight-asian="bold" style:text-underline-type="single" style:text-underline-style="solid" style:text-underline-width="auto" style:text-underline-mode="continuous"/>
    </style:style>
    <style:style style:name="P22" style:parent-style-name="Normal" style:family="paragraph">
      <style:text-properties fo:font-weight="bold" style:font-weight-asian="bold" style:text-underline-type="single" style:text-underline-style="solid" style:text-underline-width="auto" style:text-underline-mode="continuous"/>
    </style:style>
    <style:style style:name="P23" style:parent-style-name="ListParagraph" style:list-style-name="LFO1" style:family="paragraph"/>
    <style:style style:name="P24" style:parent-style-name="ListParagraph" style:list-style-name="LFO1" style:family="paragraph">
      <style:text-properties fo:font-weight="bold" style:font-weight-asian="bold"/>
    </style:style>
    <style:style style:name="P25" style:parent-style-name="ListParagraph" style:family="paragraph">
      <style:paragraph-properties fo:text-indent="0.5in"/>
    </style:style>
    <style:style style:name="P26" style:parent-style-name="ListParagraph" style:family="paragraph">
      <style:paragraph-properties fo:text-indent="0.5in"/>
    </style:style>
    <style:style style:name="P27" style:parent-style-name="ListParagraph" style:list-style-name="LFO1" style:family="paragraph">
      <style:text-properties fo:font-weight="bold" style:font-weight-asian="bold"/>
    </style:style>
    <style:style style:name="P28" style:parent-style-name="ListParagraph" style:list-style-name="LFO1" style:family="paragraph">
      <style:text-properties fo:font-weight="bold" style:font-weight-asian="bold"/>
    </style:style>
  </office:automatic-styles>
  <office:body>
    <office:text text:use-soft-page-breaks="true">
      <text:p text:style-name="P1">T.Moore</text:p>
      <text:p text:style-name="Normal">2.8.19</text:p>
      <text:p text:style-name="Normal">Notes taken from webpage:<text:s/><text:a xlink:href="http://wiki.seeedstudio.com/GrovePi_Plus/" office:target-frame-name="_top" xlink:show="replace"><text:span text:style-name="Hyperlink">http://wiki.seeedstudio.com/GrovePi_Plus/</text:span></text:a></text:p>
      <text:p text:style-name="Normal">Git Base Hat Directory:<text:s/><text:a xlink:href="https://github.com/raspberrypi/hats" office:target-frame-name="_top" xlink:show="replace"><text:span text:style-name="Hyperlink">https://github.com/raspberrypi/hats</text:span></text:a></text:p>
      <text:p text:style-name="Normal">GIT Project Directory:<text:s/><text:a xlink:href="https://github.com/Seeed-Studio/grove.py" office:target-frame-name="_top" xlink:show="replace"><text:span text:style-name="Hyperlink">https://github.com/Seeed-Studio/grove.py</text:span></text:a></text:p>
      <text:p text:style-name="P2"/>
      <text:p text:style-name="P3">Setup Software on RPI for GrovePi Plus Board</text:p>
      <text:p text:style-name="Normal">2 ways to setup the board:</text:p>
      <text:list text:style-name="LFO2" text:continue-numbering="true">
        <text:list-item>
          <text:p text:style-name="P4">Using the BrickPi Image</text:p>
          <text:list text:continue-numbering="true">
            <text:list-item>
              <text:p text:style-name="P5">Download the Brick Pi Image and install the image on your SD card. Here is the link to the BrickPi Page with steps to configure the SD card. You will need a minimum of 4GB SD Card for this installation.</text:p>
            </text:list-item>
          </text:list>
        </text:list-item>
      </text:list>
      <text:p text:style-name="P6"><text:a xlink:href="http://www.dexterindustries.com/BrickPi/getting-started/pi-prep/" office:target-frame-name="_top" xlink:show="replace"><text:span text:style-name="Hyperlink">http://www.dexterindustries.com/BrickPi/getting-started/pi-prep/</text:span></text:a></text:p>
      <text:list text:style-name="LFO2" text:continue-numbering="true">
        <text:list-item>
          <text:list>
            <text:list-item>
              <text:p text:style-name="P7">Clone the Github repository at an appropriate location in Raspbian</text:p>
            </text:list-item>
          </text:list>
        </text:list-item>
      </text:list>
      <text:p text:style-name="P8">git clone https://github.com/DexterInd/GrovePi.git</text:p>
      <text:list text:style-name="LFO2" text:continue-numbering="true">
        <text:list-item>
          <text:list>
            <text:list-item>
              <text:p text:style-name="P9">Run the bash script in the Scripts folder to configure the Raspbian. Here is the tutorial for setting up with the Script.</text:p>
            </text:list-item>
          </text:list>
        </text:list-item>
      </text:list>
      <text:p text:style-name="P10"><text:a xlink:href="http://www.dexterindustries.com/GrovePi/get-started-with-the-grovepi/setting-software/" office:target-frame-name="_top" xlink:show="replace"><text:span text:style-name="Hyperlink">http://www.dexterindustries.com/GrovePi/get-started-with-the-grovepi/setting-software/</text:span></text:a></text:p>
      <text:list text:style-name="LFO2" text:continue-numbering="true">
        <text:list-item>
          <text:list>
            <text:list-item>
              <text:p text:style-name="P11">Restart your Raspberry Pi.</text:p>
            </text:list-item>
          </text:list>
        </text:list-item>
      </text:list>
      <text:p text:style-name="Normal"/>
      <text:list text:style-name="LFO2" text:continue-numbering="true">
        <text:list-item>
          <text:p text:style-name="P12">Configure my own image using the OS of my choice</text:p>
          <text:list text:continue-numbering="true">
            <text:list-item>
              <text:p text:style-name="P13">Clone the Github repository at an appropriate location</text:p>
            </text:list-item>
          </text:list>
        </text:list-item>
      </text:list>
      <text:p text:style-name="P14">git clone https://github.com/DexterInd/GrovePi.git</text:p>
      <text:list text:style-name="LFO2" text:continue-numbering="true">
        <text:list-item>
          <text:list>
            <text:list-item>
              <text:p text:style-name="P15">Run the bash script in the Scripts folder to configure the Raspbian. here is the tutorial for setting up with the Script.</text:p>
            </text:list-item>
          </text:list>
        </text:list-item>
      </text:list>
      <text:p text:style-name="P16"><text:a xlink:href="http://www.dexterindustries.com/GrovePi/get-started-with-the-grovepi/setting-software/" office:target-frame-name="_top" xlink:show="replace"><text:span text:style-name="Hyperlink">http://www.dexterindustries.com/GrovePi/get-started-with-the-grovepi/setting-software/</text:span></text:a></text:p>
      <text:list text:style-name="LFO2" text:continue-numbering="true">
        <text:list-item>
          <text:list>
            <text:list-item>
              <text:p text:style-name="P17">Restart the Raspberry Pi and start using the Grove Pi.</text:p>
            </text:list-item>
          </text:list>
        </text:list-item>
      </text:list>
      <text:p text:style-name="P18"/>
      <text:p text:style-name="P19"/>
      <text:soft-page-break/>
      <text:p text:style-name="P20">RPI <text:s/>I2C Configuration</text:p>
      <text:p text:style-name="Normal">Step1: Use configuration tool “raspi-config”</text:p>
      <text:p text:style-name="Normal">Step2: Arrow down to ‘Interfacing Options’</text:p>
      <text:p text:style-name="Normal">Step3: Arrow down to P5 I2C and press "enter" to select. Then press yes. Then press OK.</text:p>
      <text:p text:style-name="Normal">Step4: Select ‘Finish’ to save the changes.</text:p>
      <text:p text:style-name="P21"/>
      <text:p text:style-name="P22">Usage</text:p>
      <text:list text:style-name="LFO1" text:continue-numbering="true">
        <text:list-item>
          <text:p text:style-name="P23">To use the grove modules, type..</text:p>
        </text:list-item>
      </text:list>
      <text:p text:style-name="ListParagraph">$$ grove &lt;TAB&gt; to see the supported grove list of modules. <text:s/>For example:</text:p>
      <text:p text:style-name="ListParagraph">pi@raspberrypi:~$ grove_</text:p>
      <text:p text:style-name="ListParagraph">grove_3_axis_compass_bmm150 <text:s text:c="7"/>grove_i2c_color_sensor_v2 <text:s text:c="9"/>grove_mini_pir_motion_sensor <text:s text:c="6"/>grove_rotary_angle_sensor <text:s text:c="9"/>grove_temperature_sensor</text:p>
      <text:p text:style-name="ListParagraph">grove_4_digit_display <text:s text:c="13"/>grove_i2c_motor_driver <text:s text:c="12"/>grove_moisture_sensor <text:s text:c="13"/>grove_ryb_led_button <text:s text:c="14"/>grove_thumb_joystick</text:p>
      <text:p text:style-name="ListParagraph">grove_air_quality_sensor_v1_3 <text:s text:c="5"/>grove_lcd_1.2inches <text:s text:c="15"/>grove_oled_display_128x64 <text:s text:c="8"/><text:s/>grove_servo <text:s text:c="23"/>grove_tilt_switch</text:p>
      <text:p text:style-name="ListParagraph">grove_button <text:s text:c="22"/>grove_led <text:s text:c="25"/>grove_piezo_vibration_sensor <text:s text:c="6"/>grove_slide_potentiometer <text:s text:c="9"/>grove_touch_sensor</text:p>
      <text:p text:style-name="ListParagraph">grove_collision_sensor <text:s text:c="12"/>grove_light_sensor_v1_2 <text:s text:c="11"/>grove_pwm_buzzer <text:s text:c="18"/>grove_sound_sensor <text:s text:c="16"/>grove_ultrasonic_ranger</text:p>
      <text:p text:style-name="ListParagraph">grove_gesture_sensor <text:s text:c="14"/>grove_loudness_sensor <text:s text:c="13"/>grove_recorder_v3_0 <text:s text:c="15"/>grove_switch <text:s text:c="17"/><text:s text:c="5"/>grove_water_sensor</text:p>
      <text:p text:style-name="ListParagraph">grove_high_accuracy_temperature <text:s text:c="3"/>grove_mech_keycap <text:s text:c="17"/>grove_relay <text:s text:c="23"/>grove_temperature_humidity_sensor <text:s/></text:p>
      <text:p text:style-name="ListParagraph">pi@raspberrypi:~$ grove_</text:p>
      <text:p text:style-name="ListParagraph"/>
      <text:list text:style-name="LFO1" text:continue-numbering="true">
        <text:list-item>
          <text:p text:style-name="P24">DIGITAL PORT Usage (Ultrasonic ranger):</text:p>
        </text:list-item>
      </text:list>
      <text:p text:style-name="ListParagraph">$$ grove_ultrosonic_ranger 5 6</text:p>
      <text:p text:style-name="ListParagraph">For most grove module, you need to add the pin number parameter, like:</text:p>
      <text:p text:style-name="ListParagraph"/>
      <text:p text:style-name="ListParagraph">$$ grove_ultrasonic_ranger 5 6</text:p>
      <text:soft-page-break/>
      <text:p text:style-name="P25">5 and 6 are the GPIO/BCM pin. However, you may have noticed that in the first example:</text:p>
      <text:p text:style-name="ListParagraph">grove_pwm_buzzer<text:s/></text:p>
      <text:p text:style-name="P26">we didn't add a parameter after the<text:s/>command. This is because the PWM port and I2C port do not require pin number parameters. You can find the pin number silkscreen just besides the Grove socket.</text:p>
      <text:p text:style-name="ListParagraph"/>
      <text:list text:style-name="LFO1" text:continue-numbering="true">
        <text:list-item>
          <text:p text:style-name="P27">ANALOG PORT USAGE (air quality sensor):</text:p>
        </text:list-item>
      </text:list>
      <text:p text:style-name="ListParagraph">$$ grove_air_quality_sensor_v1_3 0 1</text:p>
      <text:p text:style-name="ListParagraph">Make sure to use the pin # designations (0, 1) not the port # (A0, A1)</text:p>
      <text:p text:style-name="Normal"/>
      <text:list text:style-name="LFO1" text:continue-numbering="true">
        <text:list-item>
          <text:p text:style-name="P28">I2C PORT USAGE (OLED Display 128x64):</text:p>
        </text:list-item>
      </text:list>
      <text:p text:style-name="ListParagraph">pi@raspberrypi:~$ grove_oled_display_128x64</text:p>
      <text:p text:style-name="ListParagraph">pi@raspberrypi:~$</text:p>
      <text:p text:style-name="ListParagraph"/>
      <text:p text:style-name="ListParagraph">This will display the ‘hello world’ on the OL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n" style:display-name="n" style:family="text" style:parent-style-name="DefaultParagraphFont"/>
    <style:style style:name="o" style:display-name="o" style:family="text" style:parent-style-name="DefaultParagraphFont"/>
    <style:style style:name="p" style:display-name="p"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cmoore</meta:initial-creator>
    <dc:creator>tcmoore</dc:creator>
    <meta:creation-date>2019-02-06T15:16:00Z</meta:creation-date>
    <dc:date>2019-02-08T23:36:00Z</dc:date>
    <meta:template xlink:href="Normal.dotm" xlink:type="simple"/>
    <meta:editing-cycles>13</meta:editing-cycles>
    <meta:editing-duration>PT10200S</meta:editing-duration>
    <meta:document-statistic meta:page-count="3" meta:paragraph-count="8" meta:word-count="610" meta:character-count="4084" meta:row-count="29" meta:non-whitespace-character-count="3482"/>
  </office:meta>
</office:document-meta>
</file>